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87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3000" calcext:value-type="float">
            <text:p>1300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];[.C30];[.F30])" office:value-type="float" office:value="1595.82608695652" calcext:value-type="float">
            <text:p>1595.8260869565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table:number-columns-repeated="2"/>
          <table:table-cell table:style-name="ce36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E30])" office:value-type="float" office:value="2041.65942028985" calcext:value-type="float">
            <text:p>2041.6594202899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;[.F30])" office:value-type="float" office:value="904.521739130435" calcext:value-type="float">
            <text:p>904.5217391304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table:number-columns-repeated="2"/>
          <table:table-cell table:style-name="ce26"/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7908.3333333333" calcext:value-type="float">
            <text:p>57908.3333333333</text:p>
          </table:table-cell>
          <table:table-cell table:style-name="ce45"/>
          <table:table-cell table:formula="of:=SUM([.J4:.J29])" office:value-type="float" office:value="158100" calcext:value-type="float">
            <text:p>1581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/>
          <table:table-cell table:style-name="ce26"/>
          <table:table-cell table:style-name="ce26" table:formula="of:=SUM([.B33:.F33])" office:value-type="float" office:value="44200" calcext:value-type="float">
            <text:p>44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60];[.C60];[.F60])" office:value-type="float" office:value="961.775362318841" calcext:value-type="float">
            <text:p>961.7753623188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1902.30566534914" calcext:value-type="float">
            <text:p>1902.3056653492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1902.30566534914" calcext:value-type="float">
            <text:p>1902.3056653492</text:p>
          </table:table-cell>
          <table:table-cell table:style-name="ce58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1902.30566534914" calcext:value-type="float">
            <text:p>1902.3056653492</text:p>
          </table:table-cell>
          <table:table-cell table:style-name="ce58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];[.C60];[.F60])" office:value-type="float" office:value="961.775362318841" calcext:value-type="float">
            <text:p>961.7753623188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58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58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E60])" office:value-type="float" office:value="1902.30566534914" calcext:value-type="float">
            <text:p>1902.3056653492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9:.F60])" office:value-type="float" office:value="1902.30566534914" calcext:value-type="float">
            <text:p>1902.3056653492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65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table:style-name="ce65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0:.F60])" office:value-type="float" office:value="1902.30566534914" calcext:value-type="float">
            <text:p>1902.3056653492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5" office:value-type="float" office:value="0" calcext:value-type="float">
            <text:p>0</text:p>
          </table:table-cell>
          <table:table-cell/>
          <table:table-cell table:style-name="ce26" table:formula="of:=SUM([.H34:.H59])" office:value-type="float" office:value="43774.2753623188" calcext:value-type="float">
            <text:p>43774.2753623188</text:p>
          </table:table-cell>
          <table:table-cell table:style-name="ce4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11:54:33.915346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2-16T11:54:56.536391232</dc:date>
    <meta:editing-duration>P13DT4H23M10S</meta:editing-duration>
    <meta:editing-cycles>3654</meta:editing-cycles>
    <meta:generator>LibreOffice/4.2.8.2$Linux_X86_64 LibreOffice_project/420m0$Build-2</meta:generator>
    <meta:document-statistic meta:table-count="23" meta:cell-count="10915" meta:object-count="0"/>
  </office:meta>
</office:document-meta>
</file>